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F60000010E598D47FC.png" manifest:media-type="image/png"/>
  <manifest:file-entry manifest:full-path="Pictures/100000000000016D0000047F05DD28AE.jpg" manifest:media-type="image/jpeg"/>
  <manifest:file-entry manifest:full-path="Pictures/100002010000018000000052211830D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/>
    <style:font-face style:name="Arial3" svg:font-family="Arial" style:font-family-generic="swiss"/>
    <style:font-face style:name="Arial4" svg:font-family="Arial" style:font-adornments="Normalny" style:font-family-generic="swiss"/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Arial1" svg:font-family="Arial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Trebuchet MS" svg:font-family="'Trebuchet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2" svg:font-family="'Trebuchet MS'" style:font-family-generic="roman" style:font-pitch="variable"/>
    <style:font-face style:name="Arial2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res-II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pr2" style:family="presentation" style:parent-style-name="pres-II-subtitle">
      <style:graphic-properties draw:stroke="none" svg:stroke-width="0.026cm" draw:stroke-linejoin="miter" draw:fill="none" draw:fill-color="#ffffff" draw:textarea-vertical-align="bottom" draw:auto-grow-height="false" fo:min-height="11.049cm" fo:padding-top="0.127cm" fo:padding-bottom="0.127cm" fo:padding-left="0.254cm" fo:padding-right="0.254cm" fo:wrap-option="wrap"/>
    </style:style>
    <style:style style:name="pr3" style:family="presentation" style:parent-style-name="pres-II-notes">
      <style:graphic-properties draw:fill-color="#ffffff" fo:min-height="13.365cm"/>
    </style:style>
    <style:style style:name="pr4" style:family="presentation" style:parent-style-name="pres-II1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pr5" style:family="presentation" style:parent-style-name="pres-II1-outline1">
      <style:graphic-properties draw:stroke="none" svg:stroke-width="0.026cm" draw:stroke-linejoin="miter" draw:fill="none" draw:textarea-vertical-align="top" draw:auto-grow-height="false" fo:min-height="11.049cm" fo:padding-top="0.127cm" fo:padding-bottom="0.127cm" fo:padding-left="0.254cm" fo:padding-right="0.254cm" fo:wrap-option="wrap"/>
    </style:style>
    <style:style style:name="pr6" style:family="presentation" style:parent-style-name="pres-II1-notes">
      <style:graphic-properties draw:fill-color="#ffffff" fo:min-height="13.365cm"/>
    </style:style>
    <style:style style:name="pr7" style:family="presentation" style:parent-style-name="pres-II1-title">
      <style:graphic-properties fo:min-height="2.874cm"/>
    </style:style>
    <style:style style:name="pr8" style:family="presentation" style:parent-style-name="pres-II1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/>
    </style:style>
    <style:style style:name="P2" style:family="paragraph">
      <style:paragraph-properties fo:margin-top="0cm" fo:margin-bottom="0cm" fo:line-height="100%" fo:text-align="center" style:punctuation-wrap="hanging" style:font-independent-line-spacing="true"/>
      <style:text-properties fo:font-size="18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5" style:family="paragraph">
      <style:paragraph-properties fo:margin-top="0cm" fo:margin-bottom="0cm" fo:line-height="100%" fo:text-align="start" style:punctuation-wrap="hanging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.226cm" fo:margin-bottom="0cm" fo:line-height="100%" fo:text-align="start" fo:text-indent="0cm" style:punctuation-wrap="hanging"/>
    </style:style>
    <style:style style:name="P8" style:family="paragraph">
      <style:text-properties fo:font-size="26pt"/>
    </style:style>
    <style:style style:name="T1" style:family="text">
      <style:text-properties fo:color="#ffebd5" style:text-line-through-style="none" style:text-line-through-type="none" style:font-name="Trebuchet MS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00000" style:text-line-through-style="none" style:text-line-through-type="none" style:font-name="Trebuchet M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s-II" presentation:presentation-page-layout-name="AL1T0">
        <office:forms form:automatic-focus="false" form:apply-design-mode="false"/>
        <draw:frame draw:name="Tytuł 1" presentation:style-name="pr1" draw:text-style-name="P2" draw:layer="layout" svg:width="20.6cm" svg:height="5.608cm" svg:x="4.6cm" svg:y="5.918cm" presentation:class="title" presentation:user-transformed="true">
          <draw:text-box>
            <text:p text:style-name="P1"><text:span text:style-name="T1">Gaussian-Binary RBM w problemie klasyfikacji obrazów</text:span></text:p>
          </draw:text-box>
        </draw:frame>
        <draw:frame draw:name="Podtytuł 2" presentation:style-name="pr2" draw:text-style-name="P4" draw:layer="layout" svg:width="19.702cm" svg:height="2.499cm" svg:x="5.298cm" svg:y="15.8cm" presentation:class="subtitle" presentation:user-transformed="true">
          <draw:text-box>
            <text:p text:style-name="P3"><text:span text:style-name="T2">Konrad Brus</text:span></text:p>
            <text:p text:style-name="P3"><text:span text:style-name="T2">Jakub Gramsz</text:span></text:p>
            <text:p text:style-name="P3"><text:span text:style-name="T2">17.06.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genda" draw:style-name="dp3" draw:master-page-name="pres-II1" presentation:presentation-page-layout-name="AL2T11">
        <office:forms form:automatic-focus="false" form:apply-design-mode="false"/>
        <draw:frame draw:name="Tytuł 1" presentation:style-name="pr4" draw:text-style-name="P6" draw:layer="layout" svg:width="23.401cm" svg:height="2.874cm" svg:x="1.698cm" svg:y="1.751cm" presentation:class="title" presentation:user-transformed="true">
          <draw:text-box>
            <text:p text:style-name="P5"><text:span text:style-name="T1">Agenda</text:span></text:p>
          </draw:text-box>
        </draw:frame>
        <draw:frame draw:name="Symbol zastępczy zawartości 2" presentation:style-name="pr5" draw:text-style-name="P6" draw:layer="layout" svg:width="23.401cm" svg:height="13.502cm" svg:x="1.6cm" svg:y="5.2cm" presentation:class="outline" presentation:user-transformed="true">
          <draw:text-box>
            <text:list text:style-name="L2">
              <text:list-header>
                <text:p text:style-name="P7"><text:span text:style-name="T3"/></text:p>
              </text:list-header>
              <text:list-item>
                <text:p text:style-name="P7"><text:span text:style-name="T3">Zbiór danych (CIFAR-10)</text:span></text:p>
              </text:list-item>
              <text:list-item>
                <text:p text:style-name="P7"><text:span text:style-name="T3">Gaussian-Binary RBM</text:span></text:p>
              </text:list-item>
              <text:list-item>
                <text:p text:style-name="P7"><text:span text:style-name="T3">Contrastive Divertegence</text:span></text:p>
              </text:list-item>
              <text:list-item>
                <text:p text:style-name="P7"><text:span text:style-name="T3">Wyniki i wnioski </text:span></text:p>
                <text:p text:style-name="P7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s-II1" presentation:presentation-page-layout-name="AL2T11">
        <office:forms form:automatic-focus="false" form:apply-design-mode="false"/>
        <draw:frame draw:name="Tytuł 1" presentation:style-name="pr4" draw:text-style-name="P6" draw:layer="layout" svg:width="23.401cm" svg:height="2.874cm" svg:x="1.698cm" svg:y="1.751cm" presentation:class="title" presentation:user-transformed="true">
          <draw:text-box>
            <text:p text:style-name="P5"><text:span text:style-name="T1">Zbiór CIFAR-10</text:span></text:p>
          </draw:text-box>
        </draw:frame>
        <draw:frame draw:name="Symbol zastępczy zawartości 2" presentation:style-name="pr5" draw:text-style-name="P6" draw:layer="layout" svg:width="23.401cm" svg:height="13.502cm" svg:x="1.6cm" svg:y="5.2cm" presentation:class="outline" presentation:user-transformed="true">
          <draw:text-box>
            <text:list text:style-name="L2">
              <text:list-header>
                <text:p text:style-name="P7"><text:span text:style-name="T3"/></text:p>
              </text:list-header>
              <text:list-item>
                <text:p text:style-name="P7"><text:span text:style-name="T3">60000 obrazów</text:span></text:p>
              </text:list-item>
              <text:list-item>
                <text:p text:style-name="P7"><text:span text:style-name="T3">10 klas</text:span></text:p>
              </text:list-item>
              <text:list-item>
                <text:p text:style-name="P7"><text:span text:style-name="T3">32x32 px</text:span></text:p>
              </text:list-item>
              <text:list-item>
                <text:p text:style-name="P7"><text:span text:style-name="T3">zrównoważone 6000 na klasę</text:span></text:p>
              </text:list-item>
              <text:list-item>
                <text:p text:style-name="P7"><text:span text:style-name="T3">5000 (uczący) + 1000 (testowy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s-II1" presentation:presentation-page-layout-name="AL2T11">
        <office:forms form:automatic-focus="false" form:apply-design-mode="false"/>
        <draw:frame presentation:style-name="pr7" draw:layer="layout" svg:width="23.401cm" svg:height="2.874cm" svg:x="1.698cm" svg:y="1.751cm" presentation:class="title" presentation:user-transformed="true">
          <draw:text-box>
            <text:p text:style-name="P5"><text:span text:style-name="T1">Gaussian-Binary RB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s-II1" presentation:presentation-page-layout-name="AL2T11">
        <office:forms form:automatic-focus="false" form:apply-design-mode="false"/>
        <draw:frame presentation:style-name="pr7" draw:layer="layout" svg:width="23.401cm" svg:height="2.874cm" svg:x="1.698cm" svg:y="1.751cm" presentation:class="title" presentation:user-transformed="true">
          <draw:text-box>
            <text:p text:style-name="P5"><text:span text:style-name="T1">Contrastive Divertegenc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s-II1" presentation:presentation-page-layout-name="AL2T11">
        <office:forms form:automatic-focus="false" form:apply-design-mode="false"/>
        <draw:frame presentation:style-name="pr7" draw:layer="layout" svg:width="23.401cm" svg:height="2.874cm" svg:x="1.698cm" svg:y="1.751cm" presentation:class="title" presentation:user-transformed="true">
          <draw:text-box>
            <text:p text:style-name="P5"><text:span text:style-name="T1">Wyniki i wniosk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s-II1" presentation:presentation-page-layout-name="AL2T11">
        <office:forms form:automatic-focus="false" form:apply-design-mode="false"/>
        <draw:frame draw:name="Tytuł 1" presentation:style-name="pr4" draw:text-style-name="P6" draw:layer="layout" svg:width="23.401cm" svg:height="2.874cm" svg:x="1.698cm" svg:y="1.751cm" presentation:class="title" presentation:user-transformed="true">
          <draw:text-box>
            <text:p text:style-name="P5"><text:span text:style-name="T1">Koniec</text:span></text:p>
          </draw:text-box>
        </draw:frame>
        <draw:frame draw:style-name="gr2" draw:text-style-name="P8" draw:layer="layout" svg:width="10.446cm" svg:height="1.28cm" svg:x="8.1cm" svg:y="9.82cm">
          <draw:text-box>
            <text:p text:style-name="P8">Dziękujemy, za uwagę :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1" svg:font-family="'Trebuchet MS'"/>
    <style:font-face style:name="Arial3" svg:font-family="Arial" style:font-family-generic="swiss"/>
    <style:font-face style:name="Arial4" svg:font-family="Arial" style:font-adornments="Normalny" style:font-family-generic="swiss"/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Arial1" svg:font-family="Arial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Trebuchet MS" svg:font-family="'Trebuchet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2" svg:font-family="'Trebuchet MS'" style:font-family-generic="roman" style:font-pitch="variable"/>
    <style:font-face style:name="Arial2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s-II-background" style:family="presentation">
      <style:graphic-properties draw:stroke="none" draw:fill="solid" draw:fill-color="#ffffff"/>
      <style:text-properties style:letter-kerning="true"/>
    </style:style>
    <style:style style:name="pres-I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-II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-II-outline1" style:family="presentation">
      <style:graphic-properties draw:stroke="none" draw:fill="none" draw:auto-grow-height="false" draw:fit-to-size="shrink-to-fit">
        <text:list-style style:name="pres-I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text-line-through-type="none" style:font-name="Trebuchet MS1" fo:font-family="'Trebuchet MS'" fo:font-size="32pt" fo:letter-spacing="normal" fo:language="pl" fo:country="P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pl" style:country-asian="PL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pres-II-outline2" style:family="presentation" style:parent-style-name="pres-II-outline1">
      <style:paragraph-properties fo:margin-top="0cm" fo:margin-bottom="0.4cm" fo:line-height="100%" fo:text-align="start" style:punctuation-wrap="hanging"/>
      <style:text-properties fo:color="#000000" style:text-line-through-style="none" style:text-line-through-type="none" style:font-name="Trebuchet MS1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s-II-outline3" style:family="presentation" style:parent-style-name="pres-II-outline2">
      <style:paragraph-properties fo:margin-top="0cm" fo:margin-bottom="0.3cm" fo:line-height="100%" fo:text-align="start" style:punctuation-wrap="hanging"/>
      <style:text-properties fo:color="#000000" style:text-line-through-style="none" style:text-line-through-type="none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s-II-outline4" style:family="presentation" style:parent-style-name="pres-II-outline3">
      <style:paragraph-properties fo:margin-top="0cm" fo:margin-bottom="0.2cm" fo:line-height="100%" fo:text-align="start" style:punctuation-wrap="hanging"/>
      <style:text-properties fo:color="#000000" style:text-line-through-style="none" style:text-line-through-type="none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s-II-outline5" style:family="presentation" style:parent-style-name="pres-II-outline4">
      <style:paragraph-properties fo:margin-top="0cm" fo:margin-bottom="0.1cm"/>
      <style:text-properties fo:font-size="20pt" style:font-size-asian="20pt" style:font-size-complex="20pt"/>
    </style:style>
    <style:style style:name="pres-II-outline6" style:family="presentation" style:parent-style-name="pres-II-outline5">
      <style:paragraph-properties fo:margin-top="0cm" fo:margin-bottom="0.1cm"/>
      <style:text-properties fo:font-size="20pt" style:font-size-asian="20pt" style:font-size-complex="20pt"/>
    </style:style>
    <style:style style:name="pres-II-outline7" style:family="presentation" style:parent-style-name="pres-II-outline6">
      <style:paragraph-properties fo:margin-top="0cm" fo:margin-bottom="0.1cm"/>
      <style:text-properties fo:font-size="20pt" style:font-size-asian="20pt" style:font-size-complex="20pt"/>
    </style:style>
    <style:style style:name="pres-II-outline8" style:family="presentation" style:parent-style-name="pres-II-outline7">
      <style:paragraph-properties fo:margin-top="0cm" fo:margin-bottom="0.1cm"/>
      <style:text-properties fo:font-size="20pt" style:font-size-asian="20pt" style:font-size-complex="20pt"/>
    </style:style>
    <style:style style:name="pres-II-outline9" style:family="presentation" style:parent-style-name="pres-II-outline8">
      <style:paragraph-properties fo:margin-top="0cm" fo:margin-bottom="0.1cm"/>
      <style:text-properties fo:font-size="20pt" style:font-size-asian="20pt" style:font-size-complex="20pt"/>
    </style:style>
    <style:style style:name="pres-II-subtitle" style:family="presentation">
      <style:graphic-properties draw:stroke="none" draw:fill="none" draw:textarea-vertical-align="middle">
        <text:list-style style:name="pres-I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-II-title" style:family="presentation">
      <style:graphic-properties draw:stroke="none" draw:fill="none" draw:textarea-vertical-align="middle">
        <text:list-style style:name="pres-I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Trebuchet MS1" fo:font-family="'Trebuchet MS'" fo:font-size="18pt" fo:letter-spacing="normal" fo:language="pl" fo:country="P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pl" style:country-asian="PL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pres-II1-background" style:family="presentation">
      <style:graphic-properties draw:stroke="none" draw:fill="solid" draw:fill-color="#ffffff"/>
      <style:text-properties style:letter-kerning="true"/>
    </style:style>
    <style:style style:name="pres-II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-II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-II1-outline1" style:family="presentation">
      <style:graphic-properties draw:stroke="none" draw:fill="none" draw:auto-grow-height="false" draw:fit-to-size="shrink-to-fit">
        <text:list-style style:name="pres-II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text-line-through-type="none" style:font-name="Trebuchet MS1" fo:font-family="'Trebuchet MS'" fo:font-size="32pt" fo:letter-spacing="normal" fo:language="pl" fo:country="P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pl" style:country-asian="PL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pres-II1-outline2" style:family="presentation" style:parent-style-name="pres-II1-outline1">
      <style:paragraph-properties fo:margin-top="0cm" fo:margin-bottom="0.4cm" fo:line-height="100%" fo:text-align="start" style:punctuation-wrap="hanging"/>
      <style:text-properties fo:color="#000000" style:text-line-through-style="none" style:text-line-through-type="none" style:font-name="Trebuchet MS1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s-II1-outline3" style:family="presentation" style:parent-style-name="pres-II1-outline2">
      <style:paragraph-properties fo:margin-top="0cm" fo:margin-bottom="0.3cm" fo:line-height="100%" fo:text-align="start" style:punctuation-wrap="hanging"/>
      <style:text-properties fo:color="#000000" style:text-line-through-style="none" style:text-line-through-type="none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s-II1-outline4" style:family="presentation" style:parent-style-name="pres-II1-outline3">
      <style:paragraph-properties fo:margin-top="0cm" fo:margin-bottom="0.2cm" fo:line-height="100%" fo:text-align="start" style:punctuation-wrap="hanging"/>
      <style:text-properties fo:color="#000000" style:text-line-through-style="none" style:text-line-through-type="none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s-II1-outline5" style:family="presentation" style:parent-style-name="pres-II1-outline4">
      <style:paragraph-properties fo:margin-top="0cm" fo:margin-bottom="0.1cm"/>
      <style:text-properties fo:font-size="20pt" style:font-size-asian="20pt" style:font-size-complex="20pt"/>
    </style:style>
    <style:style style:name="pres-II1-outline6" style:family="presentation" style:parent-style-name="pres-II1-outline5">
      <style:paragraph-properties fo:margin-top="0cm" fo:margin-bottom="0.1cm"/>
      <style:text-properties fo:font-size="20pt" style:font-size-asian="20pt" style:font-size-complex="20pt"/>
    </style:style>
    <style:style style:name="pres-II1-outline7" style:family="presentation" style:parent-style-name="pres-II1-outline6">
      <style:paragraph-properties fo:margin-top="0cm" fo:margin-bottom="0.1cm"/>
      <style:text-properties fo:font-size="20pt" style:font-size-asian="20pt" style:font-size-complex="20pt"/>
    </style:style>
    <style:style style:name="pres-II1-outline8" style:family="presentation" style:parent-style-name="pres-II1-outline7">
      <style:paragraph-properties fo:margin-top="0cm" fo:margin-bottom="0.1cm"/>
      <style:text-properties fo:font-size="20pt" style:font-size-asian="20pt" style:font-size-complex="20pt"/>
    </style:style>
    <style:style style:name="pres-II1-outline9" style:family="presentation" style:parent-style-name="pres-II1-outline8">
      <style:paragraph-properties fo:margin-top="0cm" fo:margin-bottom="0.1cm"/>
      <style:text-properties fo:font-size="20pt" style:font-size-asian="20pt" style:font-size-complex="20pt"/>
    </style:style>
    <style:style style:name="pres-II1-subtitle" style:family="presentation">
      <style:graphic-properties draw:stroke="none" draw:fill="none" draw:textarea-vertical-align="middle">
        <text:list-style style:name="pres-II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-II1-title" style:family="presentation">
      <style:graphic-properties draw:stroke="none" draw:fill="none" draw:textarea-vertical-align="middle">
        <text:list-style style:name="pres-II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Trebuchet MS1" fo:font-family="'Trebuchet MS'" fo:font-size="18pt" fo:letter-spacing="normal" fo:language="pl" fo:country="P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pl" style:country-asian="PL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solid" draw:fill-color="#a7190e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10">
      <style:graphic-properties draw:stroke="none" svg:stroke-width="0cm" draw:fill="none" draw:textarea-vertical-align="top" draw:auto-grow-height="true" fo:min-height="0.751cm" fo:padding-top="0.125cm" fo:padding-bottom="0.125cm" fo:padding-left="0.25cm" fo:padding-right="0.25cm" fo:wrap-option="wrap"/>
    </style:style>
    <style:style style:name="Mpr1" style:family="presentation" style:parent-style-name="pres-II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2" style:family="presentation" style:parent-style-name="pres-II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s-II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s-II1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5" style:family="presentation" style:parent-style-name="pres-II1-outline1">
      <style:graphic-properties draw:stroke="none" svg:stroke-width="0.026cm" draw:stroke-linejoin="miter" draw:fill="none" draw:textarea-vertical-align="top" draw:auto-grow-height="false" fo:min-height="11.049cm" fo:padding-top="0.127cm" fo:padding-bottom="0.127cm" fo:padding-left="0.254cm" fo:padding-right="0.254cm" fo:wrap-option="wrap"/>
    </style:style>
    <style:style style:name="Mpr6" style:family="presentation" style:parent-style-name="pres-II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es-II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226cm" fo:margin-bottom="0cm" fo:line-height="100%" fo:text-align="start" fo:text-indent="0cm" style:punctuation-wrap="hanging"/>
    </style:style>
    <style:style style:name="MP8" style:family="paragraph">
      <style:paragraph-properties fo:margin-left="0cm" fo:margin-right="0cm" fo:margin-top="0.198cm" fo:margin-bottom="0cm" fo:line-height="100%" fo:text-align="start" fo:text-indent="0cm" style:punctuation-wrap="hanging"/>
    </style:style>
    <style:style style:name="MP9" style:family="paragraph">
      <style:paragraph-properties fo:margin-left="0cm" fo:margin-right="0cm" fo:text-indent="0cm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ebd5" style:text-line-through-style="none" style:text-line-through-type="none" style:font-name="Trebuchet MS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color="#000000" style:text-line-through-style="none" style:text-line-through-type="none" style:font-name="Trebuchet M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4</text:page-number></text:span></text:p>
        </draw:text-box>
      </draw:frame>
    </style:handout-master>
    <style:master-page style:name="pres-II" style:page-layout-name="PM1" draw:style-name="Mdp1">
      <draw:custom-shape draw:name="Rectangle 10" draw:style-name="Mgr3" draw:text-style-name="MP3" draw:layer="backgroundobjects" drawooo:display="printer" svg:width="24.001cm" svg:height="3.589cm" svg:x="1.398cm" svg:y="1.3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3" draw:text-style-name="MP3" draw:layer="backgroundobjects" drawooo:display="printer" svg:width="1.397cm" svg:height="14.123cm" svg:x="-0.018cm" svg:y="4.926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6" draw:style-name="Mgr4" draw:text-style-name="MP4" draw:layer="backgroundobjects" drawooo:display="printer" svg:width="6.503cm" svg:height="1.388cm" svg:x="-0.004cm" svg:y="-0.053cm">
        <draw:image xlink:href="Pictures/100002010000018000000052211830D8.png" xlink:type="simple" xlink:show="embed" xlink:actuate="onLoad">
          <text:p/>
        </draw:image>
      </draw:frame>
      <draw:frame draw:name="Picture 8" draw:style-name="Mgr4" draw:text-style-name="MP4" draw:layer="backgroundobjects" svg:width="4.612cm" svg:height="14.542cm" svg:x="0cm" svg:y="4.529cm">
        <draw:image xlink:href="Pictures/100000000000016D0000047F05DD28AE.jpg" xlink:type="simple" xlink:show="embed" xlink:actuate="onLoad">
          <text:p/>
        </draw:image>
      </draw:frame>
      <draw:custom-shape draw:name="Rectangle 3" draw:style-name="Mgr3" draw:text-style-name="MP3" draw:layer="backgroundobjects" svg:width="20.901cm" svg:height="14.525cm" svg:x="4.599cm" svg:y="4.5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4" presentation:style-name="Mpr1" draw:text-style-name="MP3" draw:layer="backgroundobjects" svg:width="19.702cm" svg:height="5.608cm" svg:x="5.199cm" svg:y="5.918cm" presentation:class="title" presentation:user-transformed="true">
        <draw:text-box>
          <text:p text:style-name="MP5"><text:span text:style-name="MT2">Kliknij, aby edytować format tekstu tytułuKliknij, aby edytować styl</text:span></text:p>
        </draw:text-box>
      </draw:frame>
      <draw:frame draw:name="Picture 9" draw:style-name="Mgr4" draw:text-style-name="MP4" draw:layer="backgroundobjects" svg:width="21.505cm" svg:height="4.572cm" svg:x="0cm" svg:y="-0.049cm">
        <draw:image xlink:href="Pictures/10000201000004F60000010E598D47FC.png" xlink:type="simple" xlink:show="embed" xlink:actuate="onLoad">
          <text:p/>
        </draw:image>
      </draw:frame>
      <draw:frame presentation:style-name="pres-II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pres-II-title" draw:layer="backgroundobjects" svg:width="14.848cm" svg:height="11.136cm" svg:x="3.075cm" svg:y="2.257cm" presentation:class="page"/>
        <draw:frame presentation:style-name="pres-II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4</text:page-number></text:span></text:p>
          </draw:text-box>
        </draw:frame>
      </presentation:notes>
    </style:master-page>
    <style:master-page style:name="pres-II1" style:page-layout-name="PM1" draw:style-name="Mdp1">
      <draw:custom-shape draw:name="Rectangle 10" draw:style-name="Mgr3" draw:text-style-name="MP3" draw:layer="backgroundobjects" svg:width="24.001cm" svg:height="3.589cm" svg:x="1.398cm" svg:y="1.3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3" draw:text-style-name="MP3" draw:layer="backgroundobjects" svg:width="1.397cm" svg:height="14.123cm" svg:x="-0.018cm" svg:y="4.926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6" draw:style-name="Mgr4" draw:text-style-name="MP4" draw:layer="backgroundobjects" svg:width="6.503cm" svg:height="1.388cm" svg:x="-0.004cm" svg:y="-0.053cm">
        <draw:image xlink:href="Pictures/100002010000018000000052211830D8.png" xlink:type="simple" xlink:show="embed" xlink:actuate="onLoad">
          <text:p/>
        </draw:image>
      </draw:frame>
      <draw:frame draw:name="Tytuł 1" presentation:style-name="Mpr4" draw:text-style-name="MP3" draw:layer="backgroundobjects" svg:width="23.401cm" svg:height="2.874cm" svg:x="1.698cm" svg:y="1.751cm" presentation:class="title" presentation:user-transformed="true">
        <draw:text-box>
          <text:p text:style-name="MP5"><text:span text:style-name="MT2">Kliknij, aby edytować format tekstu tytułuKliknij, aby edytować styl</text:span></text:p>
        </draw:text-box>
      </draw:frame>
      <draw:frame draw:name="Symbol zastępczy zawartości 2" presentation:style-name="Mpr5" draw:text-style-name="MP3" draw:layer="backgroundobjects" svg:width="23.401cm" svg:height="13.502cm" svg:x="1.698cm" svg:y="5.226cm" presentation:class="outline" presentation:user-transformed="true">
        <draw:text-box>
          <text:list text:style-name="ML4">
            <text:list-item>
              <text:p text:style-name="MP6"><text:span text:style-name="MT3">Kliknij, aby edytować format tekstu konspektu</text:span></text:p>
              <text:list>
                <text:list-item>
                  <text:p text:style-name="MP6"><text:span text:style-name="MT3">Drugi poziom konspektu</text:span></text:p>
                  <text:list>
                    <text:list-item>
                      <text:p text:style-name="MP6"><text:span text:style-name="MT3">Trzeci poziom konspektu</text:span></text:p>
                      <text:list>
                        <text:list-item>
                          <text:p text:style-name="MP6"><text:span text:style-name="MT3">Czwarty poziom konspektu</text:span></text:p>
                          <text:list>
                            <text:list-item>
                              <text:p text:style-name="MP6"><text:span text:style-name="MT3">Piąty poziom konspektu</text:span></text:p>
                              <text:list>
                                <text:list-item>
                                  <text:p text:style-name="MP6"><text:span text:style-name="MT3">Szósty poziom konspektu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Siódmy poziom konspektuKliknij, aby edytować style wzorca tekstu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4">Drugi poziom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9"><text:span text:style-name="MT5">Trzeci poziom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9"><text:span text:style-name="MT6">Czwarty poziom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Pią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pole tekstowe 3" draw:style-name="Mgr5" draw:text-style-name="MP11" draw:layer="backgroundobjects" svg:width="8.699cm" svg:height="1.011cm" svg:x="16.6cm" svg:y="0cm">
        <text:p text:style-name="MP10"><text:span text:style-name="MT7"><text:page-number>4</text:page-number></text:span><text:span text:style-name="MT7">/</text:span><text:span text:style-name="MT7"><text:page-count>7</text:page-count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office:forms form:automatic-focus="false" form:apply-design-mode="false"/>
        <draw:page-thumbnail presentation:style-name="pres-II1-title" draw:layer="backgroundobjects" svg:width="14.848cm" svg:height="11.136cm" svg:x="3.075cm" svg:y="2.257cm" presentation:class="page"/>
        <draw:frame presentation:style-name="pres-II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_64 LibreOffice_project/420m0$Build-2</meta:generator>
    <meta:editing-duration>PT11M32S</meta:editing-duration>
    <meta:editing-cycles>2</meta:editing-cycles>
    <meta:creation-date>2014-06-14T19:39:06.952205988</meta:creation-date>
    <dc:date>2014-06-14T20:23:00.213813647</dc:date>
    <meta:document-statistic meta:object-count="61"/>
  </office:meta>
</office:document-meta>
</file>